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0000000D9094C336C.jpg" manifest:media-type="image/jpeg"/>
  <manifest:file-entry manifest:full-path="Pictures/1000020100000159000000924401CD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505cm" draw:marker-end-width="0.505cm" draw:fill="solid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658cm" draw:marker-end-width="0.658cm" draw:fill="solid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2.05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694cm" svg:y1="16.141cm" svg:x2="26.94cm" svg:y2="16.113cm">
          <text:p/>
        </draw:line>
        <draw:custom-shape draw:style-name="gr2" draw:text-style-name="P1" draw:layer="layout" svg:width="5.969cm" svg:height="1.234cm" svg:x="18.018cm" svg:y="1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715cm" svg:height="1.139cm" svg:x="18.142cm" svg:y="18.584cm">
          <draw:text-box>
            <text:p text:style-name="P1"><text:span text:style-name="T1">Task A (spot)</text:span></text:p>
          </draw:text-box>
        </draw:frame>
        <draw:g>
          <draw:custom-shape draw:style-name="gr2" draw:text-style-name="P1" draw:layer="layout" svg:width="5.744cm" svg:height="1.687cm" svg:x="7.918cm" svg:y="13.44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638cm" svg:height="8.221cm" svg:x="10.47cm" svg:y="5.536cm">
            <text:p/>
            <draw:enhanced-geometry svg:viewBox="0 0 88 21600" draw:mirror-horizontal="false" draw:mirror-vertical="false" draw:glue-points="44 ?f6 44 0 0 10800 44 21600 88 10800" draw:text-areas="0 ?f6 88 ?f3" draw:type="can" draw:modifiers="715.13071565559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5" draw:text-style-name="P3" draw:layer="layout" svg:width="4.786cm" svg:height="2.301cm" svg:x="8.449cm" svg:y="14.098cm">
          <draw:text-box>
            <text:p text:style-name="P3">Task A (peg)</text:p>
          </draw:text-box>
        </draw:frame>
        <draw:frame draw:style-name="gr6" draw:text-style-name="P1" draw:layer="layout" svg:width="11.533cm" svg:height="4.879cm" svg:x="1.151cm" svg:y="1.762cm">
          <draw:image xlink:href="Pictures/1000020100000159000000924401CD43.png" xlink:type="simple" xlink:show="embed" xlink:actuate="onLoad">
            <text:p/>
          </draw:image>
        </draw:frame>
        <draw:frame draw:style-name="gr6" draw:text-style-name="P1" draw:layer="layout" svg:width="8.911cm" svg:height="3.899cm" draw:transform="skewX (0.000174532925199482) rotate (-0.427082067963013) translate (14.319cm 8.782cm)">
          <draw:image xlink:href="Pictures/10000000000001F0000000D9094C336C.jpg" xlink:type="simple" xlink:show="embed" xlink:actuate="onLoad">
            <text:p/>
          </draw:image>
        </draw:frame>
        <draw:line draw:style-name="gr1" draw:text-style-name="P1" draw:layer="layout" svg:x1="16.755cm" svg:y1="16.113cm" svg:x2="12.303cm" svg:y2="20.59cm">
          <text:p/>
        </draw:line>
        <draw:frame draw:style-name="gr7" draw:text-style-name="P2" draw:layer="layout" svg:width="4.953cm" svg:height="0.962cm" svg:x="12.811cm" svg:y="19.796cm">
          <draw:text-box>
            <text:p text:style-name="P1"><text:span text:style-name="T1">Shared 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29:10.553941110</meta:creation-date>
    <dc:date>2016-06-22T00:05:25.419565051</dc:date>
    <meta:editing-duration>PT38M54S</meta:editing-duration>
    <meta:editing-cycles>23</meta:editing-cycles>
    <meta:generator>LibreOffice/4.2.8.2$Linux_X86_64 LibreOffice_project/420m0$Build-2</meta:generator>
    <meta:document-statistic meta:object-count="11"/>
  </office:meta>
</office:document-meta>
</file>